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users">
        <table:table-row>
          <table:table-cell office:value-type="float" office:value="1">
            <text:p>1</text:p>
          </table:table-cell>
          <table:table-cell office:value-type="string">
            <text:p>Ndikumana</text:p>
          </table:table-cell>
          <table:table-cell office:value-type="string">
            <text:p>Ali-King</text:p>
          </table:table-cell>
          <table:table-cell office:value-type="string">
            <text:p>ndik@mediabox.bi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 office:value-type="string">
            <text:p>69710952</text:p>
          </table:table-cell>
          <table:table-cell office:value-type="float" office:value="1">
            <text:p>1</text:p>
          </table:table-cell>
          <table:table-cell office:value-type="date" office:date-value="2021-07-13T08:46:08" table:style-name="DateTimeCell">
            <text:p>2021-07-13 08:46:08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NSHIMIRIMANA </text:p>
          </table:table-cell>
          <table:table-cell office:value-type="string">
            <text:p>REVERIEN</text:p>
          </table:table-cell>
          <table:table-cell office:value-type="string">
            <text:p>reverien@mediabox.bi</text:p>
          </table:table-cell>
          <table:table-cell office:value-type="string">
            <text:p>c0a2ea2592761e90d15d079e1a319cf9</text:p>
          </table:table-cell>
          <table:table-cell office:value-type="float" office:value="1">
            <text:p>1</text:p>
          </table:table-cell>
          <table:table-cell office:value-type="string">
            <text:p>4538282</text:p>
          </table:table-cell>
          <table:table-cell office:value-type="float" office:value="1">
            <text:p>1</text:p>
          </table:table-cell>
          <table:table-cell office:value-type="date" office:date-value="2021-07-13T08:46:08" table:style-name="DateTimeCell">
            <text:p>2021-07-13 08:46:08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DMIN</text:p>
          </table:table-cell>
          <table:table-cell office:value-type="string">
            <text:p>ADMIN</text:p>
          </table:table-cell>
          <table:table-cell office:value-type="string">
            <text:p>admin@kms.bi</text:p>
          </table:table-cell>
          <table:table-cell office:value-type="string">
            <text:p>827ccb0eea8a706c4c34a16891f84e7b</text:p>
          </table:table-cell>
          <table:table-cell office:value-type="float" office:value="1">
            <text:p>1</text:p>
          </table:table-cell>
          <table:table-cell office:value-type="string">
            <text:p>784589</text:p>
          </table:table-cell>
          <table:table-cell office:value-type="float" office:value="1">
            <text:p>1</text:p>
          </table:table-cell>
          <table:table-cell office:value-type="date" office:date-value="2021-07-13T09:44:20" table:style-name="DateTimeCell">
            <text:p>2021-07-13 09:44:20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6.6deb5ubuntu0.5</meta:generator>
    <meta:initial-creator>phpMyAdmin 4.6.6deb5ubuntu0.5</meta:initial-creator>
    <meta:creation-date>2021-07-14T06:35:51</meta:creation-date>
  </office:meta>
</office:document-meta>
</file>